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0.954cm" style:rel-column-width="42230*"/>
    </style:style>
    <style:style style:name="Tableau1.B" style:family="table-column">
      <style:table-column-properties style:column-width="6.045cm" style:rel-column-width="23305*"/>
    </style:style>
    <style:style style:name="Tableau1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fo:font-weight="bold" officeooo:rsid="000c2ea0" officeooo:paragraph-rsid="0011c69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font-size="14pt" fo:font-weight="bold" officeooo:rsid="00118c79" officeooo:paragraph-rsid="00118c79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fo:font-size="12pt" fo:font-weight="normal" officeooo:rsid="000c2ea0" officeooo:paragraph-rsid="000c2ea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font-size="12pt" fo:font-weight="normal" officeooo:rsid="000c2ea0" officeooo:paragraph-rsid="0011c69d" style:font-size-asian="10.5pt" style:font-weight-asian="normal" style:font-size-complex="12pt" style:font-weight-complex="normal"/>
    </style:style>
    <style:style style:name="P7" style:family="paragraph" style:parent-style-name="Standard">
      <style:text-properties officeooo:rsid="000c2ea0" officeooo:paragraph-rsid="0011c69d"/>
    </style:style>
    <style:style style:name="P8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Text_20_body">
      <style:paragraph-properties fo:line-height="150%" fo:text-align="justify" style:justify-single-word="false"/>
      <style:text-properties officeooo:paragraph-rsid="0011c69d"/>
    </style:style>
    <style:style style:name="P11" style:family="paragraph" style:parent-style-name="Text_20_body">
      <style:paragraph-properties fo:line-height="150%" fo:text-align="justify" style:justify-single-word="false"/>
      <style:text-properties officeooo:rsid="00102ec4" officeooo:paragraph-rsid="0011c69d"/>
    </style:style>
    <style:style style:name="P12" style:family="paragraph" style:parent-style-name="Text_20_body">
      <style:paragraph-properties fo:text-align="end" style:justify-single-word="false"/>
      <style:text-properties fo:font-style="italic" officeooo:paragraph-rsid="0011c69d" style:font-style-asian="italic" style:font-style-complex="italic"/>
    </style:style>
    <style:style style:name="P13" style:family="paragraph" style:parent-style-name="Text_20_body">
      <style:paragraph-properties fo:text-align="end" style:justify-single-word="false"/>
      <style:text-properties officeooo:paragraph-rsid="0011c69d"/>
    </style:style>
    <style:style style:name="P14" style:family="paragraph" style:parent-style-name="Standard">
      <style:paragraph-properties fo:line-height="150%" fo:text-align="justify" style:justify-single-word="false"/>
      <style:text-properties fo:font-size="12pt" fo:font-weight="normal" officeooo:rsid="00143d94" officeooo:paragraph-rsid="00143d94" style:font-size-asian="10.5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line-height="150%" fo:text-align="justify" style:justify-single-word="false"/>
      <style:text-properties fo:font-size="12pt" fo:font-weight="normal" officeooo:rsid="0018370b" officeooo:paragraph-rsid="0018370b" style:font-size-asian="10.5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line-height="150%" fo:text-align="justify" style:justify-single-word="false"/>
      <style:text-properties fo:font-size="12pt" fo:font-weight="normal" officeooo:rsid="00194127" officeooo:paragraph-rsid="00194127" style:font-size-asian="10.5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line-height="150%" fo:text-align="justify" style:justify-single-word="false"/>
      <style:text-properties fo:font-size="12pt" fo:font-weight="normal" officeooo:rsid="001a6df0" officeooo:paragraph-rsid="001a6df0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fo:font-size="14pt" fo:font-weight="bold" officeooo:rsid="000c2ea0" officeooo:paragraph-rsid="000c2ea0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fo:font-size="14pt" fo:font-style="italic" fo:font-weight="bold" officeooo:rsid="0018370b" officeooo:paragraph-rsid="0018370b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fo:font-size="14pt" fo:font-style="italic" fo:font-weight="bold" officeooo:rsid="00194127" officeooo:paragraph-rsid="00194127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Standard">
      <style:paragraph-properties fo:line-height="150%" fo:text-align="justify" style:justify-single-word="false" style:writing-mode="page"/>
      <style:text-properties fo:font-size="14pt" fo:font-weight="bold" officeooo:rsid="000c2ea0" officeooo:paragraph-rsid="000c2ea0" style:font-size-asian="14pt" style:font-weight-asian="bold" style:font-size-complex="14pt" style:font-weight-complex="bold"/>
    </style:style>
    <style:style style:name="P22" style:family="paragraph" style:parent-style-name="Standard">
      <style:paragraph-properties fo:line-height="150%" fo:text-align="justify" style:justify-single-word="false" style:writing-mode="page"/>
      <style:text-properties fo:font-size="14pt" fo:font-style="italic" fo:font-weight="bold" officeooo:rsid="00143d94" officeooo:paragraph-rsid="00143d94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Standard" style:list-style-name="L2">
      <style:paragraph-properties fo:line-height="150%" fo:text-align="justify" style:justify-single-word="false" style:writing-mode="page"/>
      <style:text-properties officeooo:paragraph-rsid="00143d94"/>
    </style:style>
    <style:style style:name="P24" style:family="paragraph" style:parent-style-name="Standard" style:list-style-name="L2">
      <style:paragraph-properties fo:line-height="150%" fo:text-align="justify" style:justify-single-word="false" style:writing-mode="page"/>
      <style:text-properties fo:font-size="12pt" fo:font-weight="normal" officeooo:rsid="00143d94" officeooo:paragraph-rsid="00143d94" style:font-size-asian="10.5pt" style:font-weight-asian="normal" style:font-size-complex="12pt" style:font-weight-complex="normal"/>
    </style:style>
    <style:style style:name="T1" style:family="text">
      <style:text-properties officeooo:rsid="00118c79"/>
    </style:style>
    <style:style style:name="T2" style:family="text">
      <style:text-properties officeooo:rsid="0011c69d"/>
    </style:style>
    <style:style style:name="T3" style:family="text">
      <style:text-properties officeooo:rsid="00102ec4"/>
    </style:style>
    <style:style style:name="T4" style:family="text">
      <style:text-properties officeooo:rsid="00110276"/>
    </style:style>
    <style:style style:name="T5" style:family="text">
      <style:text-properties officeooo:rsid="001381db"/>
    </style:style>
    <style:style style:name="T6" style:family="text">
      <style:text-properties officeooo:rsid="0013eb10"/>
    </style:style>
    <style:style style:name="T7" style:family="text">
      <style:text-properties fo:font-size="12pt" fo:font-weight="normal" officeooo:rsid="00143d94" style:font-size-asian="10.5pt" style:font-weight-asian="normal" style:font-size-complex="12pt" style:font-weight-complex="normal"/>
    </style:style>
    <style:style style:name="T8" style:family="text">
      <style:text-properties officeooo:rsid="001aa9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Université de Jijel</text:p>
            <text:p text:style-name="P2">Faculté des Sciences Exactes et d'Informatique</text:p>
            <text:p text:style-name="P2">Département d'Informatique</text:p>
          </table:table-cell>
          <table:table-cell table:style-name="Tableau1.A1" office:value-type="string">
            <text:p text:style-name="P8">A. U : 20<text:span text:style-name="T6">20</text:span>/20<text:span text:style-name="T5">21</text:span></text:p>
            <text:p text:style-name="P9">Master I SIAD</text:p>
            <text:p text:style-name="P9">TD N° <text:span text:style-name="T5">1</text:span>, GOE</text:p>
          </table:table-cell>
        </table:table-row>
      </table:table>
      <text:p text:style-name="P18"/>
      <text:p text:style-name="P21">Text<text:span text:style-name="T8">e</text:span> <text:span text:style-name="T1">1</text:span> à Analyser</text:p>
      <text:p text:style-name="P22">Réponses</text:p>
      <text:list xml:id="list4313174218708643604" text:style-name="L2">
        <text:list-item>
          <text:p text:style-name="P23"><text:span text:style-name="T7">L'auteur parle de la fonction d'administration et son importance dans l'entreprise.</text:span></text:p>
        </text:list-item>
        <text:list-item>
          <text:p text:style-name="P24">Conditions de l'époque :</text:p>
          <text:list>
            <text:list-item>
              <text:p text:style-name="P24">Entreprises : </text:p>
              <text:list>
                <text:list-item>
                  <text:p text:style-name="P24">Les managers sont les ingénieurs spécialistes.</text:p>
                </text:list-item>
                <text:list-item>
                  <text:p text:style-name="P24">La dimension technique est encore dominante.</text:p>
                </text:list-item>
              </text:list>
            </text:list-item>
            <text:list-item>
              <text:p text:style-name="P24">Sur le plan social :</text:p>
              <text:list>
                <text:list-item>
                  <text:p text:style-name="P24">Le milieu de travail et le domaine d'ingénierie sont dominés exclusivement par des hommes.</text:p>
                </text:list-item>
                <text:list-item>
                  <text:p text:style-name="P24">La relation particulière qui lie les ingénieurs.</text:p>
                </text:list-item>
              </text:list>
            </text:list-item>
          </text:list>
        </text:list-item>
        <text:list-item>
          <text:p text:style-name="P24">La métaphore utilisée </text:p>
          <text:list>
            <text:list-item>
              <text:p text:style-name="P24">L'auteur cite la ressemblance entre l'administration et le système nerveux.</text:p>
            </text:list-item>
            <text:list-item>
              <text:p text:style-name="P24">Les deux systèmes sont :</text:p>
              <text:list>
                <text:list-item>
                  <text:p text:style-name="P24">Transparents, invisibles,</text:p>
                </text:list-item>
                <text:list-item>
                  <text:p text:style-name="P24">Ne réalise pas des tâches opérationnelles mais sont nécessaires pour pouvoir gérer l'activité opérationnelle.</text:p>
                </text:list-item>
              </text:list>
            </text:list-item>
          </text:list>
        </text:list-item>
      </text:list>
      <text:p text:style-name="P14"/>
      <text:p text:style-name="P5"/>
      <text:p text:style-name="P4">Text<text:span text:style-name="T8">e</text:span> 2 à Analyser</text:p>
      <text:p text:style-name="P19">Réponses :</text:p>
      <text:list xml:id="list7857526711124006215" text:style-name="L3">
        <text:list-item>
          <text:p text:style-name="P15">L'auteur parle de l'épuisement professionnel (job burnout),</text:p>
        </text:list-item>
        <text:list-item>
          <text:p text:style-name="P15">L'auteur cite les inconvénients suivants de l'approche stratégiques :</text:p>
          <text:list>
            <text:list-item>
              <text:p text:style-name="P15">Focalisation sur la productivité,</text:p>
            </text:list-item>
            <text:list-item>
              <text:p text:style-name="P15">Focalisation sur l'efficacité financière là où elle n'est pas <text:span text:style-name="T8">c</text:span>ensée être.</text:p>
            </text:list-item>
          </text:list>
        </text:list-item>
        <text:list-item>
          <text:p text:style-name="P15">Les résultats de ces inconvénients </text:p>
          <text:list>
            <text:list-item>
              <text:p text:style-name="P15">Stress et pression sur les employés,</text:p>
            </text:list-item>
            <text:list-item>
              <text:p text:style-name="P15">Dégradation de l'environnement de travail,</text:p>
            </text:list-item>
            <text:list-item>
              <text:p text:style-name="P15"><text:soft-page-break/>Dégradation des relations humaines,</text:p>
            </text:list-item>
            <text:list-item>
              <text:p text:style-name="P15">Environnement toxique qui coin<text:span text:style-name="T8">c</text:span>e les employés dans un cycle dangereux,</text:p>
            </text:list-item>
            <text:list-item>
              <text:p text:style-name="P15">Danger sur la santé des employés (santé mentale et physique).</text:p>
            </text:list-item>
          </text:list>
        </text:list-item>
      </text:list>
      <text:p text:style-name="P6"/>
      <text:p text:style-name="P3">Text<text:span text:style-name="T8">e</text:span> <text:span text:style-name="T2">3</text:span> à Analyser</text:p>
      <text:p text:style-name="P20">Réponses</text:p>
      <text:list xml:id="list3964524470056185401" text:style-name="L4">
        <text:list-item>
          <text:p text:style-name="P16">Idée générale :</text:p>
          <text:list>
            <text:list-item>
              <text:p text:style-name="P16">Difficulté de l'étude des organisations à cause du changement constant et la nécessité d'étendre l'approche systémique.</text:p>
            </text:list-item>
          </text:list>
        </text:list-item>
        <text:list-item>
          <text:p text:style-name="P16">Idées partielles :</text:p>
          <text:list>
            <text:list-item>
              <text:p text:style-name="P16">L'approche systémique se montre la plus appropriée lorsque le phénomène étudié semble être organisé,</text:p>
            </text:list-item>
            <text:list-item>
              <text:p text:style-name="P16">Le modèle des systèmes ouverts en particulier est plus approprié,</text:p>
            </text:list-item>
            <text:list-item>
              <text:p text:style-name="P17">Ce modèle a été influencé par la théorie de l'information et la cybernétique,</text:p>
            </text:list-item>
            <text:list-item>
              <text:p text:style-name="P17">L'adaptation est nécessaire pour la survie de l'entreprise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H21M19S</meta:editing-duration>
    <meta:editing-cycles>25</meta:editing-cycles>
    <meta:generator>LibreOffice/5.1.6.2$Linux_X86_64 LibreOffice_project/10m0$Build-2</meta:generator>
    <dc:date>2021-01-12T02:11:45.349681919</dc:date>
    <meta:document-statistic meta:table-count="1" meta:image-count="0" meta:object-count="0" meta:page-count="2" meta:paragraph-count="43" meta:word-count="296" meta:character-count="1836" meta:non-whitespace-character-count="1610"/>
    <meta:user-defined meta:name="Info 1"/>
    <meta:user-defined meta:name="Info 2"/>
    <meta:user-defined meta:name="Info 3"/>
    <meta:user-defined meta:name="Info 4"/>
  </office:meta>
</office:document-meta>
</file>